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7a89" officeooo:paragraph-rsid="00147a89"/>
    </style:style>
    <style:style style:name="T1" style:family="text">
      <style:text-properties officeooo:rsid="00147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zanowni Państwo,</text:p>
      <text:p text:style-name="Text_20_body">Z ogromnym zainteresowaniem aplikuję na stanowisko programisty w Państwa firmie. Jestem studentem trzeciego roku informatyki,<text:span text:style-name="T1"> a od niedawna czasie pracuję również jako</text:span> helpdesk i wdrożeniowiec systemu produkcyjnego. <text:span text:style-name="T1">Chęć zmiany pracy wynika z faktu że moim celem jest objęcie posady programisty. </text:span>Jestem przekonany, że moje umiejętności techniczne oraz determinacja czynią mnie idealnym kandydatem na to stanowisko.</text:p>
      <text:p text:style-name="Text_20_body">Podczas studiów, skupiłem się na nauce programowania, zdobywając praktyczne doświadczenie poprzez samodzielne projekty oraz pracę na rzeczywistych systemach. Posiadam umiejętności w zakresie C#, PHP (Symfony), HTML/CSS/Sass, JavaScript oraz SQL. Pracowałem także z bazą danych MongoDB oraz znam podstawy tworzenia REST API. Moje doświadczenie pozwoliło mi na rozwój umiejętności analitycznych i rozwiązywania problemów w dynamicznym środowisku.</text:p>
      <text:p text:style-name="Text_20_body">Moje przeniesienie się do branży IT było naturalną konsekwencją mojej pasji do rozwiązywania problemów oraz ciągłego dążenia do nauki i rozwoju. Przed rozpoczęciem studiów informatycznych ukończyłem studia magisterskie z chemii oraz pracowałem w laboratorium, co dało mi solidne podstawy do precyzyjnej pracy i podejścia do detali.</text:p>
      <text:p text:style-name="Text_20_body">Jestem osobą ambitną, szybko uczącą się i lubiącą wyzwania. Moje zdolności analityczne oraz umiejętność pracy w zespole pozwolą mi efektywnie współpracować nad projektami, przynoszącymi wartość dla Państwa firmy.</text:p>
      <text:p text:style-name="Text_20_body">Bardzo chciałbym mieć możliwość omówienia mojej aplikacji w trakcie rozmowy kwalifikacyjnej. Jestem przekonany, że mogę przyczynić się do dalszego rozwoju Państwa zespołu programistycznego. Dziękuję za czas poświęcony na rozpatrzenie mojej aplikacji.</text:p>
      <text:p text:style-name="Text_20_body">Z poważaniem,</text:p>
      <text:p text:style-name="P1">Tomasz Dyd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0:06:45.331539522</meta:creation-date>
    <dc:date>2024-07-02T00:10:56.124666398</dc:date>
    <meta:editing-duration>PT4M11S</meta:editing-duration>
    <meta:editing-cycles>1</meta:editing-cycles>
    <meta:document-statistic meta:table-count="0" meta:image-count="0" meta:object-count="0" meta:page-count="1" meta:paragraph-count="8" meta:word-count="221" meta:character-count="1692" meta:non-whitespace-character-count="1479"/>
    <meta:generator>LibreOffice/7.3.7.2$Linux_X86_64 LibreOffice_project/30$Build-2</meta:generator>
  </office:meta>
</office:document-meta>
</file>